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32b4ae" officeooo:paragraph-rsid="0032b4a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rsid="0036b949" officeooo:paragraph-rsid="0036b949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a00b9" officeooo:paragraph-rsid="001a00b9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officeooo:rsid="001a00b9" officeooo:paragraph-rsid="001a00b9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officeooo:rsid="001a00b9" officeooo:paragraph-rsid="001a00b9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a00b9" officeooo:paragraph-rsid="001a00b9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rsid="001a00b9" officeooo:paragraph-rsid="001a00b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officeooo:rsid="001a00b9" officeooo:paragraph-rsid="001a00b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1a00b9" officeooo:paragraph-rsid="001a00b9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1af891" officeooo:paragraph-rsid="001a00b9"/>
    </style:style>
    <style:style style:name="P12" style:family="paragraph" style:parent-style-name="Title">
      <style:text-properties fo:font-size="12pt" style:font-size-asian="12pt" style:font-size-complex="12pt"/>
    </style:style>
    <style:style style:name="P13" style:family="paragraph" style:parent-style-name="Title">
      <style:text-properties fo:font-size="12pt" officeooo:paragraph-rsid="0023fef9" style:font-size-asian="12pt" style:font-size-complex="12pt"/>
    </style:style>
    <style:style style:name="P14" style:family="paragraph" style:parent-style-name="Text_20_body">
      <style:text-properties officeooo:rsid="0021cd08" officeooo:paragraph-rsid="0021cd08"/>
    </style:style>
    <style:style style:name="P15" style:family="paragraph" style:parent-style-name="Text_20_body">
      <style:text-properties officeooo:paragraph-rsid="0021cd08"/>
    </style:style>
    <style:style style:name="P16" style:family="paragraph" style:parent-style-name="Text_20_body">
      <style:paragraph-properties fo:text-align="justify" style:justify-single-word="false"/>
      <style:text-properties officeooo:paragraph-rsid="0021cd08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19" style:family="paragraph" style:parent-style-name="Text_20_body">
      <style:text-properties fo:font-style="normal" officeooo:rsid="003849ae" officeooo:paragraph-rsid="003849ae" style:font-style-asian="normal" style:font-style-complex="normal"/>
    </style:style>
    <style:style style:name="P20" style:family="paragraph" style:parent-style-name="Text_20_body">
      <style:text-properties officeooo:rsid="00309430" officeooo:paragraph-rsid="00309430"/>
    </style:style>
    <style:style style:name="P21" style:family="paragraph" style:parent-style-name="Text_20_body">
      <style:text-properties officeooo:rsid="00293de7" officeooo:paragraph-rsid="00293de7"/>
    </style:style>
    <style:style style:name="P22" style:family="paragraph" style:parent-style-name="Text_20_body">
      <style:text-properties officeooo:paragraph-rsid="0032268c"/>
    </style:style>
    <style:style style:name="P23" style:family="paragraph" style:parent-style-name="Centralized">
      <style:text-properties officeooo:paragraph-rsid="0036b949"/>
    </style:style>
    <style:style style:name="P24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1a00b9" officeooo:paragraph-rsid="001a00b9"/>
    </style:style>
    <style:style style:name="P27" style:family="paragraph" style:parent-style-name="Text_20_body">
      <style:text-properties officeooo:rsid="0039dea9" officeooo:paragraph-rsid="0039dea9"/>
    </style:style>
    <style:style style:name="P28" style:family="paragraph" style:parent-style-name="Contents_20_Heading" style:master-page-name="Numerated_20_Page_20_Style">
      <style:paragraph-properties style:page-number="2"/>
    </style:style>
    <style:style style:name="P29" style:family="paragraph" style:parent-style-name="Heading_20_1">
      <style:text-properties officeooo:rsid="001a00b9" officeooo:paragraph-rsid="001a00b9"/>
    </style:style>
    <style:style style:name="P30" style:family="paragraph" style:parent-style-name="Heading_20_1">
      <style:text-properties officeooo:paragraph-rsid="001a00b9"/>
    </style:style>
    <style:style style:name="P31" style:family="paragraph" style:parent-style-name="Heading_20_1">
      <style:text-properties officeooo:paragraph-rsid="0039dea9"/>
    </style:style>
    <style:style style:name="P32" style:family="paragraph" style:parent-style-name="Heading_20_2">
      <style:text-properties officeooo:rsid="001a00b9" officeooo:paragraph-rsid="001a00b9"/>
    </style:style>
    <style:style style:name="P33" style:family="paragraph" style:parent-style-name="List_20_1" style:list-style-name="L1"/>
    <style:style style:name="P34" style:family="paragraph" style:parent-style-name="List_20_1" style:list-style-name="L1">
      <style:text-properties officeooo:paragraph-rsid="003f80e0"/>
    </style:style>
    <style:style style:name="P35" style:family="paragraph" style:parent-style-name="List_20_1" style:list-style-name="L1">
      <style:text-properties officeooo:paragraph-rsid="003a30d2"/>
    </style:style>
    <style:style style:name="P36" style:family="paragraph" style:parent-style-name="List_20_1" style:list-style-name="L1">
      <style:text-properties officeooo:rsid="003f80e0" officeooo:paragraph-rsid="003f80e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cd08" style:font-style-asian="italic" style:font-style-complex="italic"/>
    </style:style>
    <style:style style:name="T3" style:family="text">
      <style:text-properties fo:font-style="italic" officeooo:rsid="003a30d2" style:font-style-asian="italic" style:font-style-complex="italic"/>
    </style:style>
    <style:style style:name="T4" style:family="text">
      <style:text-properties fo:font-style="italic" officeooo:rsid="003f80e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cd08" style:font-style-asian="normal" style:font-style-complex="normal"/>
    </style:style>
    <style:style style:name="T7" style:family="text">
      <style:text-properties fo:font-style="normal" officeooo:rsid="00253ba5" style:font-style-asian="normal" style:font-style-complex="normal"/>
    </style:style>
    <style:style style:name="T8" style:family="text">
      <style:text-properties fo:font-style="normal" officeooo:rsid="003f80e0" style:font-style-asian="normal" style:font-style-complex="normal"/>
    </style:style>
    <style:style style:name="T9" style:family="text">
      <style:text-properties fo:font-style="normal" officeooo:rsid="003f8432" style:font-style-asian="normal" style:font-style-complex="normal"/>
    </style:style>
    <style:style style:name="T10" style:family="text">
      <style:text-properties officeooo:rsid="0021cd08"/>
    </style:style>
    <style:style style:name="T11" style:family="text">
      <style:text-properties officeooo:rsid="0023fef9"/>
    </style:style>
    <style:style style:name="T12" style:family="text">
      <style:text-properties officeooo:rsid="00253ba5"/>
    </style:style>
    <style:style style:name="T13" style:family="text">
      <style:text-properties officeooo:rsid="00293de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1815f"/>
    </style:style>
    <style:style style:name="T17" style:family="text">
      <style:text-properties officeooo:rsid="001a00b9"/>
    </style:style>
    <style:style style:name="T18" style:family="text">
      <style:text-properties officeooo:rsid="003849ae"/>
    </style:style>
    <style:style style:name="T19" style:family="text">
      <style:text-properties officeooo:rsid="003f80e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entralized">FACULDADE DOCTUM DE CARATINGA<text:line-break/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Centralized">MATEUS FREITAS DA COSTA</text:p>
      <text:p text:style-name="Centralized">PAULO RICARD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3">UMA ANÁLISE COMPARATIVA DE BIBLIOTECAS JAVASCRIPT PARA A <text:span text:style-name="T11">RENDERIZAÇÂO DE MODELOS 3D EM TEMPO REAL</text:span> EM AMBIENTES WEB</text:p>
      <text:p text:style-name="Title"/>
      <text:p text:style-name="P10"/>
      <text:p text:style-name="P10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Centralized">CARATINGA</text:p>
      <text:p text:style-name="Centralized">2023</text:p>
      <text:p text:style-name="Centralized"><text:soft-page-break/>FACULDADE DOCTUM DE CARATINGA<text:line-break/>BACHARELADO EM CIÊNCIA DA COMPUTAÇÃO</text:p>
      <text:p text:style-name="Centralized"/>
      <text:p text:style-name="P5"/>
      <text:p text:style-name="P5"/>
      <text:p text:style-name="P5"/>
      <text:p text:style-name="P5"/>
      <text:p text:style-name="P5"/>
      <text:p text:style-name="P6"/>
      <text:p text:style-name="Centralized">MATEUS FREITAS DA COSTA</text:p>
      <text:p text:style-name="Centralized">PAULO RICAR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>UMA ANÁLISE COMPARATIVA DE BIBLIOTECAS JAVASCRIPT PARA A <text:span text:style-name="T11">RENDERIZAÇÂO DE MODELOS 3D EM TEMPO REAL</text:span> EM AMBIENTES WEB</text:p>
      <text:p text:style-name="P10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Quotations">Trabalho de Conclusão de Curso apresentado à Faculdade de Ciência da Computação da Faculdade Doctum de Caratinga, como requisito para a aprovação na disciplina de TCC I.</text:p>
      <text:p text:style-name="Quotations">Orientador: XXXX-XXXX-XXXX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Centralized">CARATINGA</text:p>
      <text:p text:style-name="P23">2023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Sumário</text:p>
          </text:index-title>
          <text:p text:style-name="P24"><text:a xlink:type="simple" xlink:href="#__RefHeading___Toc7724_3216282967" text:style-name="Index_20_Link" text:visited-style-name="Index_20_Link">1. Apresentação<text:tab/>3</text:a></text:p>
          <text:p text:style-name="P24"><text:a xlink:type="simple" xlink:href="#__RefHeading___Toc7726_3216282967" text:style-name="Index_20_Link" text:visited-style-name="Index_20_Link">2. Objeto de Estudo<text:tab/>4</text:a></text:p>
          <text:p text:style-name="P24"><text:a xlink:type="simple" xlink:href="#__RefHeading___Toc7728_3216282967" text:style-name="Index_20_Link" text:visited-style-name="Index_20_Link">3. Hipóteses<text:tab/>4</text:a></text:p>
          <text:p text:style-name="P24"><text:a xlink:type="simple" xlink:href="#__RefHeading___Toc7730_3216282967" text:style-name="Index_20_Link" text:visited-style-name="Index_20_Link">4. Objetivos<text:tab/>4</text:a></text:p>
          <text:p text:style-name="P25"><text:a xlink:type="simple" xlink:href="#__RefHeading___Toc7732_3216282967" text:style-name="Index_20_Link" text:visited-style-name="Index_20_Link">4.1 Objetivos Gerais<text:tab/>4</text:a></text:p>
          <text:p text:style-name="P25"><text:a xlink:type="simple" xlink:href="#__RefHeading___Toc7734_3216282967" text:style-name="Index_20_Link" text:visited-style-name="Index_20_Link">4.1 Objetivos Específicos<text:tab/>5</text:a></text:p>
          <text:p text:style-name="P24"><text:a xlink:type="simple" xlink:href="#__RefHeading___Toc7736_3216282967" text:style-name="Index_20_Link" text:visited-style-name="Index_20_Link">5. Justificativa<text:tab/>5</text:a></text:p>
          <text:p text:style-name="P24"><text:a xlink:type="simple" xlink:href="#__RefHeading___Toc65689_3512237750" text:style-name="Index_20_Link" text:visited-style-name="Index_20_Link">?. REFERÊNCIAS<text:tab/>5</text:a></text:p>
        </text:index-body>
      </text:table-of-content>
      <text:h text:style-name="P29" text:outline-level="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9" text:outline-level="1" text:is-list-header="true"><text:bookmark-start text:name="__RefHeading___Toc7724_3216282967"/><text:soft-page-break/>1. Apresentação<text:bookmark-end text:name="__RefHeading___Toc7724_3216282967"/></text:h>
      <text:p text:style-name="Text_20_body">Uma das áreas mais proeminentes da computação dos dias de hoje refere-se a <text:span text:style-name="T1">World Wide Web</text:span><text:span text:style-name="T5">. Desenvolvida por Tim Berners-Lee em 1990 (WEBFOUNDATION, c2008-2022), as </text:span><text:span text:style-name="T6">tecnologias fundamentais para o seu funcionamento consistem </text:span><text:span text:style-name="T5">no</text:span><text:span text:style-name="T6">a linguagem de formatação </text:span><text:span text:style-name="T1">HTML – Hypertext Markup Language - </text:span><text:span text:style-name="T5">e no protocolo </text:span><text:span text:style-name="T1">HTTP – Hypertext Transfer Protocol -, </text:span><text:span text:style-name="T5">que permite o compartilhamento de recursos através da rede.</text:span></text:p>
      <text:p text:style-name="P14"><text:span text:style-name="T5">Além dos tradicionais arquivos de texto, o protocolo </text:span><text:span text:style-name="T1">HTTP </text:span><text:span text:style-name="T5">permite atualmente o compartilhamento de diversos outros tipos de mídia, como arquivos de estilo (</text:span><text:span text:style-name="T1">CSS), scripts (Javascript), </text:span><text:span text:style-name="T5">imagens, áudios, modelos 3D, entre outros (MDN, c1998-2023), permitindo assim o desenvolvimento de aplicações muito mais complexas e enriquecendo a experiência dos usuários conectados a </text:span><text:span text:style-name="T1">internet.</text:span></text:p>
      <text:p text:style-name="P14"><text:span text:style-name="T5">Dada a evolução dos equipamentos de </text:span><text:span text:style-name="T1">hardware </text:span><text:span text:style-name="T5">nos últimos anos, se tornou cada vez mais comum a utilização de aplicações que usam de modelagem 3D para suas necessidades. A constante evolução da computação gráfica para o desenvolvimento de jogos, fotografia digital, design gráfico, cartografia, visualização de dados, entre muitos outros, fez crescer a demanda para que estas tecnologias se tornassem disponíveis também nos navegadores </text:span><text:span text:style-name="T1">Web</text:span><text:span text:style-name="T5">. Assim, foi desenvolvida o padrão </text:span><text:span text:style-name="T1">WebGL</text:span><text:span text:style-name="T5">, versão da </text:span><text:span text:style-name="T1">API </text:span><text:span text:style-name="T5">gráfica </text:span><text:span text:style-name="T1">OpenGL,</text:span><text:span text:style-name="T5"> funcionando nativamente no navegador, permitindo assim o desenvolvimento de gráficos 3D com aceleração de </text:span><text:span text:style-name="T1">hardware </text:span><text:span text:style-name="T5">em </text:span><text:span text:style-name="T1">websites</text:span><text:span text:style-name="T5">. (Gdad-s-River, 2017)</text:span></text:p>
      <text:p text:style-name="P15"><text:span text:style-name="T10">Na engenharia de</text:span><text:span text:style-name="T2"> software</text:span><text:span text:style-name="T6">, </text:span><text:span text:style-name="T10">Parnas (1972, </text:span><text:span text:style-name="T13">p1053-1058, </text:span><text:span text:style-name="T10">apud </text:span>OLIVEIRA, <text:span text:style-name="T10">2017, </text:span><text:span text:style-name="T13">p15</text:span><text:span text:style-name="T10">) </text:span><text:span text:style-name="T12">define a modularidade</text:span><text:span text:style-name="T10"> como a capacidade de dividir um sistema em submódulos, que podem ser modificados individualmente sem informações adicionais das outras. Assim, é possível que o desenvolvedor de uma aplicação utilize de bibliotecas de códigos fonte fornecidas por terceiros, que ao abstrair tarefas complexas de baixo nível, podem facilitar o desenvolvimento de um programa.</text:span></text:p>
      <text:p text:style-name="P16"><text:span text:style-name="T10">Assim, este trabalho busca fazer um estudo comparativo de diversas bibliotecas feitas em </text:span><text:span text:style-name="T3">Javascript </text:span><text:span text:style-name="T6">construídas em cima das capacidades dos navegadores em renderizar objetos 3D, fornecendo assim resultados qualitativos e quantitativos acerca </text:span><text:soft-page-break/><text:span text:style-name="T6">de suas capacidades funcionais, com as vantagens e desvantagens que um desenvolvedor terá ao </text:span><text:span text:style-name="T7">optar por utilizar</text:span><text:span text:style-name="T6"> qualquer uma delas.</text:span></text:p>
      <text:p text:style-name="P16"/>
      <text:h text:style-name="P29" text:outline-level="1" text:is-list-header="true"><text:bookmark-start text:name="__RefHeading___Toc7726_3216282967"/>2. Objeto de Estudo<text:bookmark-end text:name="__RefHeading___Toc7726_3216282967"/></text:h>
      <text:p text:style-name="P18">O objeto de estudo deste projeto trata da utilização de bibliotecas, ferramentas e frameworks javascript selecionados que sejam capazes de fornecer uma camada de abstração do <text:span text:style-name="T1">WebGL</text:span>, e dessa forma, possam ser utilizadas em projetos <text:span text:style-name="T1">Web</text:span> que buscam renderizar objetos de três dimensões em tempo real. </text:p>
      <text:p text:style-name="P18">Dessa forma, busca-se catalogar e analisar as diversas opções que existem no mercado de software a fim de procurar as melhores alternativas que um desenvolvedor <text:span text:style-name="T1">Web </text:span>possa utilizar no seu projeto.</text:p>
      <text:p text:style-name="P18"/>
      <text:h text:style-name="P29" text:outline-level="1"><text:bookmark-start text:name="__RefHeading___Toc7728_3216282967"/>3. Hipóteses<text:bookmark-end text:name="__RefHeading___Toc7728_3216282967"/></text:h>
      <text:p text:style-name="P21">Tendo feito as comparações entre as diferentes ferramentas utilizadas, é esperado obter grandes <text:span text:style-name="T16">ou</text:span> pequenas diferenças <text:span text:style-name="T16">entre </text:span>cada uma de suas métricas, e dessa forma, será possível obter um panorama geral das vantagens e desvantagens que um desenvolvedor terá ao utilizar em cada uma delas.</text:p>
      <text:p text:style-name="P21">É esperado que algumas bibliotecas sejam melhores para uso geral, enquanto outras sejam superiores em propósitos específicos. Algumas bibliotecas podem performar melhor quando se trata de uma aplicação menor, com baixo<text:span text:style-name="T16">s requisitos de funcionalidades, além de ter um usabilidade mais simples</text:span>, enquanto outras serão mais adaptadas para maiores projetos, de acordo com seu nível de complexidade.</text:p>
      <text:p text:style-name="P21"/>
      <text:h text:style-name="P30" text:outline-level="1"><text:bookmark-start text:name="__RefHeading___Toc7730_3216282967"/><text:span text:style-name="T17">4. Objetivo</text:span><text:span text:style-name="T13">s</text:span><text:bookmark-end text:name="__RefHeading___Toc7730_3216282967"/></text:h>
      <text:h text:style-name="P32" text:outline-level="2"><text:bookmark-start text:name="__RefHeading___Toc7732_3216282967"/>4.1 Objetivos Gerais<text:bookmark-end text:name="__RefHeading___Toc7732_3216282967"/></text:h>
      <text:p text:style-name="P22"><text:span text:style-name="T19">Investigar </text:span>diversas bibliotecas para a linguagem de programação<text:span text:style-name="T1"> </text:span><text:span text:style-name="T3">Javascript</text:span><text:span text:style-name="T1"> </text:span>que possam ser utilizadas para o desenvolvimento de aplicações 3D em aplicações Web, <text:span text:style-name="T19">e assim realizar uma análise comparativa entre elas utilizando diversas métricas de </text:span><text:span text:style-name="T4">software</text:span><text:span text:style-name="T8">, ressaltando os pontos positivos e negativos de cada uma.</text:span></text:p>
      <text:p text:style-name="P22"/>
      <text:h text:style-name="P32" text:outline-level="2"><text:bookmark-start text:name="__RefHeading___Toc7734_3216282967"/><text:soft-page-break/>4.1 Objetivos Específicos<text:bookmark-end text:name="__RefHeading___Toc7734_3216282967"/></text:h>
      <text:p text:style-name="P27">A fim de realizar os propósitos definidos pelo objetivo geral, o seguinte trabalho apresenta as seguintes metas:</text:p>
      <text:list xml:id="list4110544722" text:style-name="L1">
        <text:list-item>
          <text:p text:style-name="P33">Selecionar as bibliotecas<text:span text:style-name="T1"> Javascript </text:span>que deverão ser utilizadas para a comparação, <text:span text:style-name="T19">utilizando de critérios como: popularidade e disponibilidade da documentação.</text:span></text:p>
        </text:list-item>
        <text:list-item>
          <text:p text:style-name="P33">Fazer uma apresentação do uso de cada biblioteca escolhida, expondo sua origem, seu funcionamento em código fonte <text:span text:style-name="T19">e</text:span> suas funcionalidades.</text:p>
        </text:list-item>
        <text:list-item>
          <text:p text:style-name="P36">Buscar e entender as diversas métricas de software que deverão ser utilizadas para a análise de cada biblioteca analisada.</text:p>
        </text:list-item>
        <text:list-item>
          <text:p text:style-name="P36">Para cada biblioteca avaliada, fazer uma comparação de diversos de seus aspectos qualitativos, tais como: documentação, desenvolvimento do projeto e funcionalidades presentes para o desenvolvedor.</text:p>
        </text:list-item>
        <text:list-item>
          <text:p text:style-name="P34"><text:span text:style-name="T19">Realizar, para cada biblioteca, uma série de testes envolvendo suas funcionalidades, desenvolvendo código fonte com o objetivo de avaliar seus aspectos quantitativos, tais como: performance, uso de memória e quantidade de código necessária para implementação.</text:span></text:p>
        </text:list-item>
        <text:list-item>
          <text:p text:style-name="P35"><text:span text:style-name="T8">Fazer uma conclusão geral, resumindo os dados levantados ao longo do projeto, </text:span><text:span text:style-name="T9">e </text:span><text:span text:style-name="T8">ressaltando os pontos </text:span><text:span text:style-name="T9">positivos e negativos </text:span><text:span text:style-name="T8">descobertos na pesquisa e no uso das bibliotecas analisadas.</text:span></text:p>
          <text:p text:style-name="P35"><text:span text:style-name="T8"/></text:p>
        </text:list-item>
      </text:list>
      <text:h text:style-name="P29" text:outline-level="1"><text:bookmark-start text:name="__RefHeading___Toc7736_3216282967"/>5. Justificativa<text:bookmark-end text:name="__RefHeading___Toc7736_3216282967"/></text:h>
      <text:p text:style-name="P20"><text:span text:style-name="T5">Em todas as áreas da computação, a evolução dos paradigmas é um fenômeno inexorável. A medida que a tecnologia se desenvolve, novas possibilidades antes não exploradas se tornam cada vez mais comuns no dia a dia dos desenvolvedores e usuários. O desenvolvimento dos navegadores e dos computadores </text:span><text:span text:style-name="T1">desktop </text:span><text:span text:style-name="T5">permitiu a criação </text:span><text:span text:style-name="T1">websites</text:span><text:span text:style-name="T5"> cada vez mais complexos, com efeitos visuais detalhados, tais como: sombras, luzes, animações complexas, entre muitos outros.</text:span></text:p>
      <text:p text:style-name="P18">Dessa forma, o uso do 3D, antes conhecido sobretudo nos vídeo games de computador ou consoles, nas programas de edição e modelagem, se tornaram <text:soft-page-break/>possíveis também de serem executados no navegador, abrindo um novo leque de possibilidades, permitindo designs mais realistas, interações de usuário mais elaboradas, e proporcionando uma experiência mais rica ao usuário.</text:p>
      <text:p text:style-name="P18">No entanto, no surgimento de muitas tecnologias, uma dificuldade no seu uso se manifesta na medida em que os desenvolvedores têm de adaptar-se a elas antes de poderem utilizá-la, e assim incoporarem-na no seu conjunto de habilidades. Dado que a computação gráfica é uma área notoriamente complexa, requerindo <text:span text:style-name="T18">conhecimentos de matemática e algebra linear, disciplinas comumente desnecessárias no desenvolvimento da maioria das aplicações Web, a disponibilidade de ferramentas de mais alto nível que auxiliem estes desenvolvedores a produzir gráficos 3D sem <text:s/>exigir deles essas competências técnicas se faz necessária.</text:span></text:p>
      <text:p text:style-name="P19">Assim, a fim de facilitar aos desenvolvedores a pesquisa e o estudo por estas tecnologias, o seguinte trabalho busca analisá-las e fazer uma comparação detalhada entre elas, permitindo que os programadores que queiram utilizá-las adquiram um conhecimento prévio que os permitam fazer uma melhor decisão na escolha de sua ferramenta.</text:p>
      <text:p text:style-name="P19"/>
      <text:h text:style-name="P31" text:outline-level="1"><text:bookmark-start text:name="__RefHeading___Toc65689_3512237750"/>?. REFERÊNCIAS<text:bookmark-end text:name="__RefHeading___Toc65689_3512237750"/></text:h>
      <text:p text:style-name="Text_20_body">Web Foundation. <text:span text:style-name="T14">History of the Web</text:span><text:span text:style-name="T15">.</text:span> Web Foundation, c2008-2022. Disponível em &lt;https://webfoundation.org/about/vision/history-of-the-web/&gt;. Acesso em: 16 mar. 2023.</text:p>
      <text:p text:style-name="Text_20_body">Mfuji09 etc al. <text:s/><text:span text:style-name="T14">MIME Types (IANA <text:s/>media types)</text:span>. MDN Web Docs, c1998-2023. Disponível em: &lt;https://developer.mozilla.org/en-US/docs/Web/HTTP/Basics_of_HTTP/MIME_types&gt;. Acesso em: 16 mar. 2023.</text:p>
      <text:p text:style-name="Text_20_body">Gdad-s-River. A<text:span text:style-name="T14"> Brief History of Web Graphics</text:span>. Fossbytes, 2017, Disponível em: &lt;https://fossbytes.com/history-web-graphics/&gt;. Acesso em: 16 mar. 2023.</text:p>
      <text:p text:style-name="Text_20_body">PARNAS, D. L. <text:span text:style-name="T14">On the criteria to be used in decomposing systems into modules</text:span>. Communications of the ACM, ACM, v. 15, 1972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.423cm" fo:margin-bottom="0.212cm" style:contextual-spacing="false" fo:line-height="150%" fo:text-indent="0cm" style:auto-text-indent="false" style:page-number="auto" fo:keep-with-next="always"/>
      <style:text-properties fo:font-variant="normal" fo:text-transform="none" style:font-name="Arial3" fo:font-family="Arial" style:font-style-name="Regular" style:font-family-generic="swiss" style:font-pitch="variable" fo:font-size="12pt" fo:font-weight="normal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use-window-font-color="true" loext:opacity="0%"/>
    </style:style>
    <style:style style:name="List" style:family="paragraph" style:parent-style-name="Text_20_body" style:class="list">
      <style:paragraph-properties fo:margin-left="0cm" fo:margin-right="0cm" fo:margin-top="0cm" fo:margin-bottom="0cm" style:contextual-spacing="true" fo:line-height="100%" fo:text-indent="1.251cm" style:auto-text-indent="false"/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.3cm" style:contextual-spacing="false" fo:text-align="center" style:justify-single-word="false" style:register-true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text-transform="uppercase" style:font-name="Arial1" fo:font-family="Arial" style:font-style-name="Bold" style:font-family-generic="swiss" style:font-pitch="variable" fo:font-size="12pt" fo:font-weight="bold" officeooo:rsid="001a00b9" style:font-size-asian="12pt" style:font-weight-asian="bold" style:font-size-complex="12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text-transform="uppercase" style:font-name="Arial1" fo:font-family="Arial" style:font-style-name="Bold" style:font-family-generic="swiss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/>
      <style:text-properties fo:font-variant="normal" fo:text-transform="none" fo:font-size="12pt" fo:font-weight="bold" officeooo:rsid="001a00b9" style:font-size-asian="12pt" style:font-weight-asian="bold" style:font-size-complex="12pt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family="Arial" style:font-style-name="Bold" style:font-family-generic="swiss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Arial2" fo:font-family="Arial" style:font-style-name="Italic" style:font-family-generic="swiss" style:font-pitch="variable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style:page-number="auto"/>
      <style:text-properties fo:font-size="12pt" fo:font-style="normal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fo:font-size="12pt" fo:font-weight="normal" style:font-size-asian="12pt" style:font-weight-asian="bold" style:font-size-complex="12pt" style:font-weight-complex="600"/>
    </style:style>
    <style:style style:name="Quotations" style:family="paragraph" style:parent-style-name="Standard" style:class="html" style:master-page-name="">
      <style:paragraph-properties fo:margin-left="7.001cm" fo:margin-right="0cm" fo:margin-top="0cm" fo:margin-bottom="0cm" style:contextual-spacing="false" fo:line-height="100%" fo:text-align="justify" style:justify-single-word="false" fo:text-indent="0cm" style:auto-text-indent="false" style:page-number="auto" style:writing-mode="lr-tb"/>
      <style:text-properties fo:font-size="10pt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28pt" style:font-weight-asian="bold" style:font-size-complex="28pt" style:font-weight-complex="600"/>
    </style:style>
    <style:style style:name="List_20_1" style:display-name="List 1" style:family="paragraph" style:parent-style-name="List" style:class="list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Title" style:family="paragraph" style:parent-style-name="Title" style:next-style-name="simpleParagraph" style:master-page-name="">
      <style:paragraph-properties fo:line-height="150%" style:page-number="auto"/>
      <style:text-properties fo:text-transform="uppercase" fo:font-size="14pt"/>
    </style:style>
    <style:style style:name="simpleParagraph" style:family="paragraph" style:parent-style-name="Text_20_body" style:master-page-name="">
      <style:paragraph-properties fo:margin-left="0cm" fo:margin-right="0cm" fo:line-height="100%" fo:text-indent="0cm" style:auto-text-indent="false" style:page-number="auto"/>
    </style:style>
    <style:style style:name="Centralized" style:family="paragraph" style:parent-style-name="Text_20_body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text-transform="upperca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2b4ae" officeooo:paragraph-rsid="0032b4a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036b949" officeooo:paragraph-rsid="0036b94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Numerated_20_Page_20_Style" style:display-name="Numerated Page Style" style:page-layout-name="Mpm4" draw:style-name="Mdp1">
      <style:header>
        <text:p text:style-name="MP2"/>
        <text:p text:style-name="MP3"><text:page-number text:select-page="current">6</text:page-number></text:p>
      </style:header>
      <style:header-first>
        <text:p text:style-name="MP2"/>
        <text:p text:style-name="MP3"/>
      </style:header-first>
    </style:master-page>
    <style:master-page style:name="First_20_Page" style:display-name="First Page" style:page-layout-name="Mpm5" draw:style-name="Mdp1" style:next-style-name="Standard"/>
    <style:master-page style:name="Envelope" style:page-layout-name="Mpm6" draw:style-name="Mdp1"/>
    <style:master-page style:name="Index" style:page-layout-name="Mpm5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16T23:21:05.659295914</dc:date>
    <meta:editing-duration>PT9H58M35S</meta:editing-duration>
    <meta:editing-cycles>32</meta:editing-cycles>
    <meta:document-statistic meta:table-count="0" meta:image-count="0" meta:object-count="0" meta:page-count="8" meta:paragraph-count="58" meta:word-count="1203" meta:character-count="8270" meta:non-whitespace-character-count="7125"/>
  </office:meta>
</office:document-meta>
</file>